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d0aa" officeooo:paragraph-rsid="001ed0aa"/>
    </style:style>
    <style:style style:name="P2" style:family="paragraph" style:parent-style-name="Standard">
      <style:text-properties officeooo:rsid="001ed0aa" officeooo:paragraph-rsid="002037f2"/>
    </style:style>
    <style:style style:name="T1" style:family="text">
      <style:text-properties officeooo:rsid="002037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ve had a hell of a time getting login with Facebook and Unity working, for a number of reasons.</text:p>
      <text:p text:style-name="P1"/>
      <text:p text:style-name="P1">Google Chrome has almost completely dropped support for Unity WebPlayer, and is dropping it completely in September.</text:p>
      <text:p text:style-name="P1">There is no way to log in with Facebook using a stand-alone unity application. WebPlayer or WebGL must be used (more on that later).</text:p>
      <text:p text:style-name="P1">Using WebPlayer requires a bit of faffing around, when all I want is a Facebook auth token.</text:p>
      <text:p text:style-name="P1">Other log ins (such as Steam, Google) don't have as much documentation, and with Steam I am unsure as to whether you can log in with Steam if your application is not a steam game or is not running in steam.</text:p>
      <text:p text:style-name="P1">WebGL is extremely new and does not support threading and sockets. In order to use Lidgren, I will need to use sockets.</text:p>
      <text:p text:style-name="P1"/>
      <text:p text:style-name="P1">While eventually I did succeed in getting a Unity WebPlayer to log in with Facebook, I am not convinced that this is a good idea, as it would limit the game to running on browsers and it may change how the game is displayed and communicates with the server. Furthermore, it is foreseeable that more browsers will move away from WebPlayer towards using WebGL.</text:p>
      <text:p text:style-name="P1"/>
      <text:p text:style-name="P2">I propose offering a custom login, using symmetric encryption to encrypt the user's username and password, encrypting the key using the server's public key and sending everything to the server, where the server can decrypt the symmetric key using its private key and then decrypt the information. <text:span text:style-name="T1">The data can then be stored using the methods outlined here : https://crackstation.net/hashing-security.ht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0M31S</meta:editing-duration>
    <meta:editing-cycles>3</meta:editing-cycles>
    <meta:generator>LibreOffice/4.3.5.2$Windows_x86 LibreOffice_project/3a87456aaa6a95c63eea1c1b3201acedf0751bd5</meta:generator>
    <dc:date>2015-07-08T02:52:15.015000000</dc:date>
    <meta:document-statistic meta:table-count="0" meta:image-count="0" meta:object-count="0" meta:page-count="1" meta:paragraph-count="8" meta:word-count="264" meta:character-count="1523" meta:non-whitespace-character-count="1267"/>
    <meta:user-defined meta:name="Info 1"/>
    <meta:user-defined meta:name="Info 2"/>
    <meta:user-defined meta:name="Info 3"/>
    <meta:user-defined meta:name="Info 4"/>
  </office:meta>
</office:document-meta>
</file>